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b5da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84dc5" officeooo:paragraph-rsid="00184dc5"/>
    </style:style>
    <style:style style:name="P4" style:family="paragraph" style:parent-style-name="Standard">
      <style:text-properties officeooo:rsid="00189150" officeooo:paragraph-rsid="00189150"/>
    </style:style>
    <style:style style:name="P5" style:family="paragraph" style:parent-style-name="Standard">
      <style:text-properties officeooo:rsid="00196989" officeooo:paragraph-rsid="00196989"/>
    </style:style>
    <style:style style:name="P6" style:family="paragraph" style:parent-style-name="Preformatted_20_Text">
      <style:text-properties officeooo:paragraph-rsid="0013b5da"/>
    </style:style>
    <style:style style:name="P7" style:family="paragraph" style:parent-style-name="Preformatted_20_Text">
      <style:text-properties officeooo:paragraph-rsid="001a8c97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Heading_20_1">
      <style:text-properties officeooo:rsid="00196989" officeooo:paragraph-rsid="00196989"/>
    </style:style>
    <style:style style:name="T1" style:family="text">
      <style:text-properties officeooo:rsid="0013b5d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a8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3">Octobre s2019</text:span></text:span></text:p>
      <text:p text:style-name="P1"><text:span text:style-name="Source_20_Text"/></text:p>
      <text:p text:style-name="P1"><text:span text:style-name="Source_20_Text"><text:span text:style-name="T1">Tuto reinstaller firefox car version beta</text:span></text:span></text:p>
      <text:p text:style-name="Preformatted_20_Text"><text:span text:style-name="Source_20_Text"/></text:p>
      <text:p text:style-name="Preformatted_20_Text"><text:span text:style-name="Source_20_Text">sudo add-apt-repository --remove ppa:ubuntu-mozilla-security/ppa</text:span></text:p>
      <text:p text:style-name="Preformatted_20_Text"><text:span text:style-name="Source_20_Text">sudo apt-get remove firefox</text:span></text:p>
      <text:p text:style-name="Preformatted_20_Text"><text:span text:style-name="Source_20_Text">sudo apt-get update</text:span></text:p>
      <text:p text:style-name="P2"><text:span text:style-name="Source_20_Text">sudo apt-get install firefox</text:span></text:p>
      <text:p text:style-name="Standard"/>
      <text:p text:style-name="Standard"/>
      <text:p text:style-name="Standard"/>
      <text:p text:style-name="Standard">NDM : Pour supprimer un répertoire non vide, la syntaxe est rm -Rf monrepertoire…</text:p>
      <text:p text:style-name="Standard"/>
      <text:p text:style-name="Standard"/>
      <text:p text:style-name="Standard"/>
      <text:p text:style-name="Standard"><text:a xlink:type="simple" xlink:href="https://vitux.com/how-to-install-and-configure-apache-web-server-on-ubuntu/" text:style-name="Internet_20_link" text:visited-style-name="Visited_20_Internet_20_Link">https://vitux.com/how-to-install-and-configure-apache-web-server-on-ubuntu/</text:a></text:p>
      <text:p text:style-name="Standard"/>
      <text:p text:style-name="Standard"/>
      <text:p text:style-name="P3">bug apache solution</text:p>
      <text:p text:style-name="Standard"><text:a xlink:type="simple" xlink:href="https://whiscardz.wordpress.com/2018/10/26/apache2-could-not-reliably-determine-the-servers-fully-qualified-domain-name-using-127-0-1-1/" text:style-name="Internet_20_link" text:visited-style-name="Visited_20_Internet_20_Link">https://whiscardz.wordpress.com/2018/10/26/apache2-could-not-reliably-determine-the-servers-fully-qualified-domain-name-using-127-0-1-1/</text:a></text:p>
      <text:p text:style-name="Standard"/>
      <text:p text:style-name="P4">bug apache</text:p>
      <text:p text:style-name="Standard"><text:a xlink:type="simple" xlink:href="https://www.howtoforge.com/community/threads/cant-restart-apache2-httpd-pid-not-running.8433/" text:style-name="Internet_20_link" text:visited-style-name="Visited_20_Internet_20_Link">https://www.howtoforge.com/community/threads/cant-restart-apache2-httpd-pid-not-running.8433/</text:a></text:p>
      <text:p text:style-name="Standard"/>
      <text:p text:style-name="P5">bug resolu : </text:p>
      <text:p text:style-name="P5"/>
      <text:h text:style-name="P9" text:outline-level="1"><text:span text:style-name="T2">sudo ufw status return 'inactive'</text:span></text:h>
      <text:p text:style-name="Preformatted_20_Text"><text:span text:style-name="Source_20_Text">sudo ufw enable</text:span></text:p>
      <text:p text:style-name="Preformatted_20_Text"><text:span text:style-name="Source_20_Text">sudo ufw default deny</text:span></text:p>
      <text:p text:style-name="Preformatted_20_Text"/>
      <text:p text:style-name="Preformatted_20_Text"><text:span text:style-name="Source_20_Text">And I then do:</text:span></text:p>
      <text:p text:style-name="Preformatted_20_Text"/>
      <text:p text:style-name="P2"><text:span text:style-name="Source_20_Text">sudo iptables -L</text:span><text:line-break/>Source: <text:line-break/>[<text:a xlink:type="simple" xlink:href="https://ubuntuforums.org/showthread.php?t=1514714%5D(http://)" text:style-name="Internet_20_link" text:visited-style-name="Visited_20_Internet_20_Link">https://ubuntuforums.org/showthread.php?t=1514714](http://)</text:a></text:p>
      <text:p text:style-name="Standard"/>
      <text:p text:style-name="Standard"/>
      <text:p text:style-name="Standard"/>
      <text:p text:style-name="Standard"><text:a xlink:type="simple" xlink:href="https://www.hostingadvice.com/how-to/install-phpmyadmin-on-ubuntu/" text:style-name="Internet_20_link" text:visited-style-name="Visited_20_Internet_20_Link">https://www.hostingadvice.com/how-to/install-phpmyadmin-on-ubuntu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37:51.275792862</meta:creation-date>
    <dc:date>2019-10-14T01:14:04.718085463</dc:date>
    <meta:editing-duration>PT53M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71" meta:character-count="854" meta:non-whitespace-character-count="801"/>
  </office:meta>
</office:document-meta>
</file>